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7432" officeooo:paragraph-rsid="00047432"/>
    </style:style>
    <style:style style:name="P2" style:family="paragraph" style:parent-style-name="Standard">
      <style:text-properties officeooo:rsid="0005cef7" officeooo:paragraph-rsid="0005cef7"/>
    </style:style>
    <style:style style:name="P3" style:family="paragraph" style:parent-style-name="Standard">
      <style:text-properties officeooo:rsid="0005cef7" officeooo:paragraph-rsid="000834a5"/>
    </style:style>
    <style:style style:name="T1" style:family="text">
      <style:text-properties officeooo:rsid="0005cef7"/>
    </style:style>
    <style:style style:name="T2" style:family="text">
      <style:text-properties officeooo:rsid="000834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s minutas se usan para la remuneración de los trabajadores.</text:p>
      <text:p text:style-name="P1">Hay que darle mas relevancia a las minutas e evidenciar el trabajo que se hace programando.</text:p>
      <text:p text:style-name="P1">Minutas dan fe el trabajo que se hace.</text:p>
      <text:p text:style-name="P1">Ser mas exhaustivos en la <text:span text:style-name="T1">documentación</text:span></text:p>
      <text:p text:style-name="P1">Anotar las investigaciones en las minutas.</text:p>
      <text:p text:style-name="P2">Minutas individuales.</text:p>
      <text:p text:style-name="P2">Ir detallando todo lo que se hace (los cambios que se hicieron en los cambos, las vistas, los scrit, las datas, las modificaciones)</text:p>
      <text:p text:style-name="P2"/>
      <text:p text:style-name="P2">En la vida real en el trabajo se programa 7 horas y una documentando minutas.</text:p>
      <text:p text:style-name="P1"/>
      <text:p text:style-name="P1">Tener cuidado con el copy paste en los casos de uso </text:p>
      <text:p text:style-name="P1">Editar bien los casos de uso</text:p>
      <text:p text:style-name="P1"/>
      <text:p text:style-name="P1"/>
      <text:p text:style-name="P2">La otra semana importar y exportar en exel </text:p>
      <text:p text:style-name="P2">Hacer <text:s/>2 <text:span text:style-name="T2">gráficos</text:span> </text:p>
      <text:p text:style-name="P3"><text:span text:style-name="T2">Hace </text:span>el insertado <text:span text:style-name="T2">del horario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man </meta:initial-creator>
    <meta:creation-date>2015-09-01T14:40:26.544195110</meta:creation-date>
    <dc:date>2015-09-05T16:04:11.172423002</dc:date>
    <dc:creator>aleman </dc:creator>
    <meta:editing-duration>PT48M5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13" meta:word-count="119" meta:character-count="670" meta:non-whitespace-character-count="560"/>
  </office:meta>
</office:document-meta>
</file>